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11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6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17" style:family="paragraph" style:parent-style-name="Standard">
      <style:paragraph-properties fo:text-align="start" style:justify-single-word="false"/>
      <style:text-properties officeooo:rsid="001c2ba6" officeooo:paragraph-rsid="00ffffd2"/>
    </style:style>
    <style:style style:name="P18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9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11e08e5" officeooo:paragraph-rsid="011e08e5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12346c5" officeooo:paragraph-rsid="012346c5"/>
    </style:style>
    <style:style style:name="P27" style:family="paragraph" style:parent-style-name="Standard">
      <style:paragraph-properties fo:text-align="start" style:justify-single-word="false"/>
      <style:text-properties officeooo:rsid="001c2ba6" officeooo:paragraph-rsid="00ffffd2"/>
    </style:style>
    <style:style style:name="P28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2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30" style:family="paragraph" style:parent-style-name="Frame_20_contents">
      <style:paragraph-properties fo:text-align="start" style:justify-single-word="false"/>
      <style:text-properties officeooo:rsid="0015dcaa" officeooo:paragraph-rsid="012346c5"/>
    </style:style>
    <style:style style:name="P31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32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33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34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35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0f9704"/>
    </style:style>
    <style:style style:name="T5" style:family="text">
      <style:text-properties officeooo:rsid="00265e5d"/>
    </style:style>
    <style:style style:name="T6" style:family="text">
      <style:text-properties officeooo:rsid="0010189e"/>
    </style:style>
    <style:style style:name="T7" style:family="text">
      <style:text-properties officeooo:rsid="0027c45d"/>
    </style:style>
    <style:style style:name="T8" style:family="text">
      <style:text-properties officeooo:rsid="002d2681"/>
    </style:style>
    <style:style style:name="T9" style:family="text">
      <style:text-properties officeooo:rsid="00e2647f"/>
    </style:style>
    <style:style style:name="T10" style:family="text">
      <style:text-properties officeooo:rsid="0110ef15"/>
    </style:style>
    <style:style style:name="T11" style:family="text">
      <style:text-properties officeooo:rsid="011247ba"/>
    </style:style>
    <style:style style:name="T12" style:family="text">
      <style:text-properties officeooo:rsid="0112ac8d"/>
    </style:style>
    <style:style style:name="T13" style:family="text">
      <style:text-properties officeooo:rsid="0118d46b"/>
    </style:style>
    <style:style style:name="T14" style:family="text">
      <style:text-properties officeooo:rsid="01192e30"/>
    </style:style>
    <style:style style:name="T15" style:family="text">
      <style:text-properties officeooo:rsid="012346c5"/>
    </style:style>
    <style:style style:name="T16" style:family="text">
      <style:text-properties officeooo:rsid="0125d26b"/>
    </style:style>
    <style:style style:name="T17" style:family="text">
      <style:text-properties officeooo:rsid="0125ea4e"/>
    </style:style>
    <style:style style:name="T18" style:family="text">
      <style:text-properties officeooo:rsid="01299739"/>
    </style:style>
    <style:style style:name="T19" style:family="text">
      <style:text-properties officeooo:rsid="012a6939"/>
    </style:style>
    <style:style style:name="T20" style:family="text">
      <style:text-properties officeooo:rsid="012c0c25"/>
    </style:style>
    <style:style style:name="T21" style:family="text">
      <style:text-properties officeooo:rsid="0131121a"/>
    </style:style>
    <style:style style:name="T22" style:family="text">
      <style:text-properties officeooo:rsid="0131c704"/>
    </style:style>
    <style:style style:name="T23" style:family="text">
      <style:text-properties officeooo:rsid="0133c010"/>
    </style:style>
    <style:style style:name="T24" style:family="text">
      <style:text-properties officeooo:rsid="0134b8d3"/>
    </style:style>
    <style:style style:name="T25" style:family="text">
      <style:text-properties officeooo:rsid="0134e8ff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cta de la <text:span text:style-name="T10">catorceava</text:span> reunión del TFG</text:p>
      <text:p text:style-name="P18"/>
      <text:p text:style-name="P18"><text:span text:style-name="T2">Orden</text:span> del día:</text:p>
      <text:list xml:id="list195944648" text:style-name="L1">
        <text:list-item>
          <text:p text:style-name="P21">Comprobación del progreso de la <text:span text:style-name="T16">treceava </text:span>iteración.</text:p>
        </text:list-item>
        <text:list-item>
          <text:p text:style-name="P22">Definición de la <text:span text:style-name="T10">catorceava </text:span>iteración.</text:p>
        </text:list-item>
        <text:list-item>
          <text:p text:style-name="P23">Análisis de las actividades, riesgos y aspectos pertinentes de la <text:span text:style-name="T11">catorceava</text:span> iteración.</text:p>
        </text:list-item>
        <text:list-item>
          <text:p text:style-name="P24">Cambios en la planificación.</text:p>
        </text:list-item>
        <text:list-item>
          <text:p text:style-name="P26">Concertar cita con el profesor para ver el estado del proyecto</text:p>
        </text:list-item>
        <text:list-item>
          <text:p text:style-name="P25">Acciones a realizar.</text:p>
        </text:list-item>
        <text:list-item>
          <text:p text:style-name="P25">Ruegos y preguntas.</text:p>
        </text:list-item>
        <text:list-item>
          <text:p text:style-name="P25">Acuerdo de la realización de la próxima reunión.</text:p>
        </text:list-item>
      </text:list>
      <text:p text:style-name="P15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2">21</text:span>/<text:span text:style-name="T9">01</text:span>/201<text:span text:style-name="T9">8</text:span></text:p>
          </table:table-cell>
        </table:table-row>
      </table:table>
      <text:p text:style-name="P15"/>
      <text:p text:style-name="P20"><draw:frame draw:style-name="fr1" draw:name="Frame5" text:anchor-type="as-char" svg:width="17.59cm" style:rel-width="100%" draw:z-index="1"><draw:text-box fo:min-height="0.499cm"><text:p text:style-name="P5">Título: <text:span text:style-name="T4">Comprobación del progreso de la treceava iteración.</text:span></text:p><text:p text:style-name="P4">Descripción: <text:span text:style-name="T5">¿Se han completado los requisitos? ¿Funciona? ¿Se puede decir que se ha terminado?</text:span></text:p><text:p text:style-name="P4">Resolución: <text:span text:style-name="T17">Editor del mapa está completado, menú pre juego y servidor está listo también.</text:span></text:p></draw:text-box></draw:frame></text:p>
      <text:p text:style-name="P16"><draw:frame draw:style-name="fr1" draw:name="Frame6" text:anchor-type="as-char" svg:width="17.59cm" style:rel-width="100%" draw:z-index="2"><draw:text-box fo:min-height="0.499cm"><text:p text:style-name="P6">Título: <text:span text:style-name="T6">Definición de la catorceava iteración.</text:span></text:p><text:p text:style-name="P4">Descripción: <text:span text:style-name="T7">Pensar en objetivos, actividades y acciones a realizar</text:span></text:p><text:p text:style-name="P4">Resolución: <text:span text:style-name="T18">2 partes, refactorización del código y arreglos. 2º parte, menú del pre mapa con adición de unidades, perfil del usuario (elección de baraja/escuadrón…), </text:span></text:p></draw:text-box></draw:frame></text:p>
      <text:p text:style-name="P17"><draw:frame draw:style-name="fr1" draw:name="Frame1" text:anchor-type="as-char" svg:width="17.59cm" style:rel-width="100%" draw:z-index="3"><draw:text-box fo:min-height="0.499cm"><text:p text:style-name="P11">Identificado<text:span text:style-name="T3">r:14A-001</text:span></text:p><text:p text:style-name="P10">Título: <text:span text:style-name="T19">Refactorización del código</text:span></text:p><text:p text:style-name="P4">Descripción: <text:span text:style-name="T20">Mejorar el código. Creando una ramas, haciendo pull request donde se mejora el código y que se mejore el código.</text:span></text:p><text:p text:style-name="P12">Duración: </text:p><text:p text:style-name="P13">Subactividades: </text:p><text:p text:style-name="P14">Riesgos asociados: </text:p></draw:text-box></draw:frame><draw:frame draw:style-name="fr1" draw:name="Frame4" text:anchor-type="as-char" svg:width="17.59cm" style:rel-width="100%" draw:z-index="8"><draw:text-box fo:min-height="0.499cm"><text:p text:style-name="P11">Identificado<text:span text:style-name="T3">r:14A-002</text:span></text:p><text:p text:style-name="P10">Título: <text:span text:style-name="T21">Completar el pre juego</text:span></text:p><text:p text:style-name="P4">Descripción: <text:span text:style-name="T22">Poder seleccionar distintos mapas (JSON), primer turno de posicionamiento de unidades.</text:span></text:p><text:p text:style-name="P12">Duración: </text:p><text:p text:style-name="P13">Subactividades: </text:p><text:p text:style-name="P14">Riesgos asociados: </text:p></draw:text-box></draw:frame><draw:frame draw:style-name="fr1" draw:name="Frame7" text:anchor-type="as-char" svg:width="17.59cm" style:rel-width="100%" draw:z-index="9"><draw:text-box fo:min-height="0.499cm"><text:p text:style-name="P11">Identificado<text:span text:style-name="T3">r:14A-003</text:span></text:p><text:p text:style-name="P10">Título: <text:span text:style-name="T23">Creación del perfil de usuario</text:span></text:p><text:p text:style-name="P4">Descripción: <text:span text:style-name="T23">Botón con creación de escuadrón, edición de escuadrón. Podrá crear unidades.</text:span></text:p><text:p text:style-name="P12">Duración: </text:p><text:p text:style-name="P13">Subactividades: </text:p><text:p text:style-name="P14">Riesgos asociados: </text:p></draw:text-box></draw:frame></text:p>
      <text:p text:style-name="P17"><text:soft-page-break/><draw:frame draw:style-name="fr1" draw:name="Frame2" text:anchor-type="as-char" svg:width="17.59cm" style:rel-width="100%" draw:z-index="4"><draw:text-box fo:min-height="0.499cm"><text:p text:style-name="P7">Título: <text:span text:style-name="T13">Cambios en la planificación.</text:span></text:p><text:p text:style-name="P4">Descripción: <text:span text:style-name="T14">Se van a introducir el proceso de Issues de GitHub y poder crear tareas en Trello en Slack. ¿Estamos de acuerdo con el cambio?</text:span></text:p><text:p text:style-name="P9">Resolución: <text:span text:style-name="T24">Pasa a estado de pruebas</text:span></text:p></draw:text-box></draw:frame><text:span text:style-name="T15"><draw:frame draw:style-name="fr1" draw:name="Frame3" text:anchor-type="as-char" svg:width="17.59cm" style:rel-width="100%" draw:z-index="7"><draw:text-box fo:min-height="0.499cm"><text:p text:style-name="P30">Título: <text:span text:style-name="T15">Concertar cita con el profesor para ver el estado del proyecto</text:span></text:p><text:p text:style-name="P4">Descripción: <text:span text:style-name="T15">¿Cuándo se tiene libre para tener una reunión con el profesor sobre el estado del proyecto?</text:span></text:p><text:p text:style-name="P9">Resolución: <text:span text:style-name="T24">Dentro de 2 semanas como límite.</text:span></text:p></draw:text-box></draw:frame></text:span></text:p>
      <text:p text:style-name="P17"><draw:frame draw:style-name="fr1" draw:name="Frame9" text:anchor-type="as-char" svg:width="17.59cm" style:rel-width="100%" draw:z-index="5"><draw:text-box fo:min-height="0.499cm"><text:p text:style-name="P7">Título:<text:span text:style-name="T1">Acciones a realizar.</text:span></text:p><text:p text:style-name="P4">Descripción: </text:p><text:p text:style-name="P9">Resolución: <text:span text:style-name="T25">Los dos refactorizamos el código, parte 2 será 14A-002 se hará por Alés, 14A-003 se hará por Román.</text:span></text:p></draw:text-box></draw:frame></text:p>
      <text:p text:style-name="P15"><draw:frame draw:style-name="fr1" draw:name="Frame10" text:anchor-type="as-char" svg:width="17.59cm" style:rel-width="100%" draw:z-index="6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5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8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8-01-21T17:32:39.264561297</dc:date>
    <meta:editing-duration>PT6H32M42S</meta:editing-duration>
    <meta:editing-cycles>276</meta:editing-cycles>
    <meta:generator>LibreOffice/5.3.7.2.0$Linux_X86_64 LibreOffice_project/30m0$Build-2</meta:generator>
    <meta:document-statistic meta:table-count="1" meta:image-count="0" meta:object-count="0" meta:page-count="4" meta:paragraph-count="62" meta:word-count="350" meta:character-count="2372" meta:non-whitespace-character-count="2074"/>
  </office:meta>
</office:document-meta>
</file>